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Grande" svg:font-family="LucidaGrande"/>
    <style:font-face style:name="F" svg:font-family="" style:font-family-generic="roman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0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1.739cm"/>
    </style:style>
    <style:style style:name="co8" style:family="table-column">
      <style:table-column-properties fo:break-before="auto" style:column-width="1.422cm"/>
    </style:style>
    <style:style style:name="co9" style:family="table-column">
      <style:table-column-properties fo:break-before="auto" style:column-width="1.935cm"/>
    </style:style>
    <style:style style:name="co10" style:family="table-column">
      <style:table-column-properties fo:break-before="auto" style:column-width="2.45cm"/>
    </style:style>
    <style:style style:name="co11" style:family="table-column">
      <style:table-column-properties fo:break-before="auto" style:column-width="2.7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d5d5d5" fo:background-color="#ececec" fo:border-left="0.06pt solid #d5d5d5" fo:border-right="0.99pt solid #d5d5d5" fo:border-top="0.06pt solid #d5d5d5"/>
      <style:text-properties fo:color="#434343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d5d5d5" fo:border-left="0.06pt solid #d5d5d5" fo:border-right="0.99pt solid #d5d5d5" fo:border-top="0.06pt solid #d5d5d5"/>
      <style:text-properties style:use-window-font-color="true" style:text-outline="false" style:text-line-through-style="none" style:text-line-through-typ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ext-properties style:font-name="Liberation Serif"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08-09" table:style-name="ta1">
        <table:table-column table:style-name="co1" table:default-cell-style-name="ce2"/>
        <table:table-column table:style-name="co2" table:number-columns-repeated="8" table:default-cell-style-name="ce2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Club 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Joués </text:p>
          </table:table-cell>
          <table:table-cell table:style-name="ce1" office:value-type="string" calcext:value-type="string">
            <text:p>Gagnés</text:p>
          </table:table-cell>
          <table:table-cell table:style-name="ce1" office:value-type="string" calcext:value-type="string">
            <text:p>Nuls</text:p>
          </table:table-cell>
          <table:table-cell table:style-name="ce1" office:value-type="string" calcext:value-type="string">
            <text:p>Perdus</text:p>
          </table:table-cell>
          <table:table-cell table:style-name="ce1" office:value-type="string" calcext:value-type="string">
            <text:p>Buts Pour</text:p>
          </table:table-cell>
          <table:table-cell table:style-name="ce1" office:value-type="string" calcext:value-type="string">
            <text:p>Buts Contre</text:p>
          </table:table-cell>
          <table:table-cell table:style-name="ce3" office:value-type="string" calcext:value-type="string">
            <text:p>Affluence</text:p>
          </table:table-cell>
          <table:table-cell table:style-name="ce4" table:number-columns-repeated="4"/>
        </table:table-row>
        <table:table-row table:style-name="ro1">
          <table:table-cell office:value-type="string" calcext:value-type="string">
            <text:p>BORDEAUX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26953" calcext:value-type="float">
            <text:p>269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52276" calcext:value-type="float">
            <text:p>52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37394" calcext:value-type="float">
            <text:p>37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20074" calcext:value-type="float">
            <text:p>200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7911" calcext:value-type="float">
            <text:p>17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IS-SG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0902" calcext:value-type="float">
            <text:p>409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NES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4063" calcext:value-type="float">
            <text:p>24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XERRE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2914" calcext:value-type="float">
            <text:p>129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0622" calcext:value-type="float">
            <text:p>106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RIENT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1400" calcext:value-type="float">
            <text:p>11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8511" calcext:value-type="float">
            <text:p>85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ENNES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12869" calcext:value-type="float">
            <text:p>128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NOBLE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17216" calcext:value-type="float">
            <text:p>172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HAUX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4658" calcext:value-type="float">
            <text:p>146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NCY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MANS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10411" calcext:value-type="float">
            <text:p>104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-ETIENNE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28168" calcext:value-type="float">
            <text:p>28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EN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18913" calcext:value-type="float">
            <text:p>189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24137" calcext:value-type="float">
            <text:p>24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HAVRE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13568" calcext:value-type="float">
            <text:p>13568</text:p>
          </table:table-cell>
          <table:table-cell table:number-columns-repeated="4"/>
        </table:table-row>
      </table:table>
      <table:table table:name="09-10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2" table:number-columns-repeated="3" table:default-cell-style-name="ce2"/>
        <table:table-column table:style-name="co10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Club 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Joués </text:p>
          </table:table-cell>
          <table:table-cell table:style-name="ce1" office:value-type="string" calcext:value-type="string">
            <text:p>Gagnés</text:p>
          </table:table-cell>
          <table:table-cell table:style-name="ce1" office:value-type="string" calcext:value-type="string">
            <text:p>Nuls</text:p>
          </table:table-cell>
          <table:table-cell table:style-name="ce1" office:value-type="string" calcext:value-type="string">
            <text:p>Perdus</text:p>
          </table:table-cell>
          <table:table-cell table:style-name="ce1" office:value-type="string" calcext:value-type="string">
            <text:p>Buts Pour</text:p>
          </table:table-cell>
          <table:table-cell table:style-name="ce1" office:value-type="string" calcext:value-type="string">
            <text:p>Buts Contre</text:p>
          </table:table-cell>
          <table:table-cell table:style-name="ce3" office:value-type="string" calcext:value-type="string">
            <text:p>Affluence</text:p>
          </table:table-cell>
          <table:table-cell table:style-name="Default" office:value-type="string" calcext:value-type="string">
            <text:p>Budget Club</text:p>
          </table:table-cell>
          <table:table-cell office:value-type="string" calcext:value-type="string">
            <text:p>Recette Sponsor</text:p>
          </table:table-cell>
          <table:table-cell office:value-type="string" calcext:value-type="string">
            <text:p>Fondé en </text:p>
          </table:table-cell>
          <table:table-cell office:value-type="string" calcext:value-type="string">
            <text:p>Lat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50044" calcext:value-type="float">
            <text:p>50044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43.270996" calcext:value-type="float">
            <text:p>43,270996</text:p>
          </table:table-cell>
          <table:table-cell office:value-type="float" office:value="5.396997" calcext:value-type="float">
            <text:p>5,396997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35766" calcext:value-type="float">
            <text:p>35766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45.852987" calcext:value-type="float">
            <text:p>45,852987</text:p>
          </table:table-cell>
          <table:table-cell office:value-type="float" office:value="4.825953" calcext:value-type="float">
            <text:p>4,825953</text:p>
          </table:table-cell>
        </table:table-row>
        <table:table-row table:style-name="ro1">
          <table:table-cell office:value-type="string" calcext:value-type="string">
            <text:p>AUXERRE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12337" calcext:value-type="float">
            <text:p>1233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7.786748" calcext:value-type="float">
            <text:p>47,786748</text:p>
          </table:table-cell>
          <table:table-cell office:value-type="float" office:value="3.589192" calcext:value-type="float">
            <text:p>3,589192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14940" calcext:value-type="float">
            <text:p>1494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0.600353" calcext:value-type="float">
            <text:p>50,600353</text:p>
          </table:table-cell>
          <table:table-cell office:value-type="float" office:value="3.249539" calcext:value-type="float">
            <text:p>3,249539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8980" calcext:value-type="float">
            <text:p>189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3.613378" calcext:value-type="float">
            <text:p>43,613378</text:p>
          </table:table-cell>
          <table:table-cell office:value-type="float" office:value="3.937419" calcext:value-type="float">
            <text:p>3,937419</text:p>
          </table:table-cell>
        </table:table-row>
        <table:table-row table:style-name="ro1">
          <table:table-cell office:value-type="string" calcext:value-type="string">
            <text:p>BORDEAUX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29267" calcext:value-type="float">
            <text:p>2926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44.878571" calcext:value-type="float">
            <text:p>44,878571</text:p>
          </table:table-cell>
          <table:table-cell office:value-type="string" calcext:value-type="string">
            <text:p>-0.660351</text:p>
          </table:table-cell>
        </table:table-row>
        <table:table-row table:style-name="ro1">
          <table:table-cell office:value-type="string" calcext:value-type="string">
            <text:p>LORIENT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12208" calcext:value-type="float">
            <text:p>1220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7.748979" calcext:value-type="float">
            <text:p>47,748979</text:p>
          </table:table-cell>
          <table:table-cell office:value-type="string" calcext:value-type="string">
            <text:p>-3.381602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7893" calcext:value-type="float">
            <text:p>789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3.73761" calcext:value-type="float">
            <text:p>43,73761</text:p>
          </table:table-cell>
          <table:table-cell office:value-type="float" office:value="7.421046" calcext:value-type="float">
            <text:p>7,421046</text:p>
          </table:table-cell>
        </table:table-row>
        <table:table-row table:style-name="ro1">
          <table:table-cell office:value-type="string" calcext:value-type="string">
            <text:p>RENNES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22660" calcext:value-type="float">
            <text:p>2266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.127379" calcext:value-type="float">
            <text:p>48,127379</text:p>
          </table:table-cell>
          <table:table-cell office:value-type="float" office:value="-1.729006" calcext:value-type="float">
            <text:p>-1,729006</text:p>
          </table:table-cell>
        </table:table-row>
        <table:table-row table:style-name="ro1">
          <table:table-cell office:value-type="string" calcext:value-type="string">
            <text:p>VALENCIENNES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2122" calcext:value-type="float">
            <text:p>1212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0.348784" calcext:value-type="float">
            <text:p>50,348784</text:p>
          </table:table-cell>
          <table:table-cell office:value-type="float" office:value="3.527013" calcext:value-type="float">
            <text:p>3,527013</text:p>
          </table:table-cell>
        </table:table-row>
        <table:table-row table:style-name="ro1">
          <table:table-cell office:value-type="string" calcext:value-type="string">
            <text:p>LENS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4196" calcext:value-type="float">
            <text:p>3419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50.432266" calcext:value-type="float">
            <text:p>50,432266</text:p>
          </table:table-cell>
          <table:table-cell office:value-type="float" office:value="2.822495" calcext:value-type="float">
            <text:p>2,822495</text:p>
          </table:table-cell>
        </table:table-row>
        <table:table-row table:style-name="ro1">
          <table:table-cell office:value-type="string" calcext:value-type="string">
            <text:p>NANCY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16312" calcext:value-type="float">
            <text:p>16312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8.695457" calcext:value-type="float">
            <text:p>48,695457</text:p>
          </table:table-cell>
          <table:table-cell office:value-type="float" office:value="6.210392" calcext:value-type="float">
            <text:p>6,210392</text:p>
          </table:table-cell>
        </table:table-row>
        <table:table-row table:style-name="ro1">
          <table:table-cell office:value-type="string" calcext:value-type="string">
            <text:p>PARIS-SG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35114" calcext:value-type="float">
            <text:p>35114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48.84206" calcext:value-type="float">
            <text:p>48,84206</text:p>
          </table:table-cell>
          <table:table-cell office:value-type="float" office:value="2.252114" calcext:value-type="float">
            <text:p>2,252114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228" calcext:value-type="float">
            <text:p>1922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3.583349" calcext:value-type="float">
            <text:p>43,583349</text:p>
          </table:table-cell>
          <table:table-cell office:value-type="float" office:value="1.434571" calcext:value-type="float">
            <text:p>1,434571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9198" calcext:value-type="float">
            <text:p>9198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3.687304" calcext:value-type="float">
            <text:p>43,687304</text:p>
          </table:table-cell>
          <table:table-cell office:value-type="string" calcext:value-type="string">
            <text:p>-7.211103</text:p>
          </table:table-cell>
        </table:table-row>
        <table:table-row table:style-name="ro1">
          <table:table-cell office:value-type="string" calcext:value-type="string">
            <text:p>SOCHAUX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13307" calcext:value-type="float">
            <text:p>13307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7.513432" calcext:value-type="float">
            <text:p>47,513432</text:p>
          </table:table-cell>
          <table:table-cell office:value-type="float" office:value="6.811176" calcext:value-type="float">
            <text:p>6,811176</text:p>
          </table:table-cell>
        </table:table-row>
        <table:table-row table:style-name="ro1">
          <table:table-cell office:value-type="string" calcext:value-type="string">
            <text:p>ST-ETIENNE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26331" calcext:value-type="float">
            <text:p>26331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45.453589" calcext:value-type="float">
            <text:p>45,453589</text:p>
          </table:table-cell>
          <table:table-cell office:value-type="float" office:value="4.38866" calcext:value-type="float">
            <text:p>4,38866</text:p>
          </table:table-cell>
        </table:table-row>
        <table:table-row table:style-name="ro1">
          <table:table-cell office:value-type="string" calcext:value-type="string">
            <text:p>LE MANS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9214" calcext:value-type="float">
            <text:p>9214</text:p>
          </table:table-cell>
          <table:table-cell office:value-type="float" office:value="36.5" calcext:value-type="float">
            <text:p>36,5</text:p>
          </table:table-cell>
          <table:table-cell table:number-columns-repeated="2"/>
          <table:table-cell office:value-type="float" office:value="47.959189" calcext:value-type="float">
            <text:p>47,959189</text:p>
          </table:table-cell>
          <table:table-cell office:value-type="float" office:value="0.223521" calcext:value-type="float">
            <text:p>0,223521</text:p>
          </table:table-cell>
        </table:table-row>
        <table:table-row table:style-name="ro1">
          <table:table-cell office:value-type="string" calcext:value-type="string">
            <text:p>BOULOGNE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133" calcext:value-type="float">
            <text:p>12133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50.723622" calcext:value-type="float">
            <text:p>50,723622</text:p>
          </table:table-cell>
          <table:table-cell office:value-type="float" office:value="1.619621" calcext:value-type="float">
            <text:p>1,619621</text:p>
          </table:table-cell>
        </table:table-row>
        <table:table-row table:style-name="ro1">
          <table:table-cell office:value-type="string" calcext:value-type="string">
            <text:p>GRENOBLE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3909" calcext:value-type="float">
            <text:p>13909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5.187809" calcext:value-type="float">
            <text:p>45,187809</text:p>
          </table:table-cell>
          <table:table-cell office:value-type="float" office:value="5.741035" calcext:value-type="float">
            <text:p>5,741035</text:p>
          </table:table-cell>
        </table:table-row>
      </table:table>
      <table:table table:name="10-11" table:style-name="ta1">
        <table:table-column table:style-name="co2" table:number-columns-repeated="10" table:default-cell-style-name="ce2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Club 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Joués </text:p>
          </table:table-cell>
          <table:table-cell table:style-name="ce1" office:value-type="string" calcext:value-type="string">
            <text:p>Gagnés</text:p>
          </table:table-cell>
          <table:table-cell table:style-name="ce1" office:value-type="string" calcext:value-type="string">
            <text:p>Nuls</text:p>
          </table:table-cell>
          <table:table-cell table:style-name="ce1" office:value-type="string" calcext:value-type="string">
            <text:p>Perdus</text:p>
          </table:table-cell>
          <table:table-cell table:style-name="ce1" office:value-type="string" calcext:value-type="string">
            <text:p>Buts Pour</text:p>
          </table:table-cell>
          <table:table-cell table:style-name="ce1" office:value-type="string" calcext:value-type="string">
            <text:p>Buts Contre</text:p>
          </table:table-cell>
          <table:table-cell table:style-name="ce3" office:value-type="string" calcext:value-type="string">
            <text:p>Affluence</text:p>
          </table:table-cell>
          <table:table-cell table:style-name="Default" office:value-type="string" calcext:value-type="string">
            <text:p>Budget Club</text:p>
          </table:table-cell>
          <table:table-cell office:value-type="string" calcext:value-type="string">
            <text:p>Recette Sponsor</text:p>
          </table:table-cell>
          <table:table-cell office:value-type="string" calcext:value-type="string">
            <text:p>Fondé en 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16411" calcext:value-type="float">
            <text:p>1641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0.600353" calcext:value-type="float">
            <text:p>50,600353</text:p>
          </table:table-cell>
          <table:table-cell office:value-type="float" office:value="3.249539" calcext:value-type="float">
            <text:p>3,249539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51086" calcext:value-type="float">
            <text:p>5108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43.270996" calcext:value-type="float">
            <text:p>43,270996</text:p>
          </table:table-cell>
          <table:table-cell office:value-type="float" office:value="5.396997" calcext:value-type="float">
            <text:p>5,396997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35482" calcext:value-type="float">
            <text:p>35482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45.852987" calcext:value-type="float">
            <text:p>45,852987</text:p>
          </table:table-cell>
          <table:table-cell office:value-type="float" office:value="4.825953" calcext:value-type="float">
            <text:p>4,825953</text:p>
          </table:table-cell>
        </table:table-row>
        <table:table-row table:style-name="ro1">
          <table:table-cell office:value-type="string" calcext:value-type="string">
            <text:p>PARIS-SG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29302" calcext:value-type="float">
            <text:p>2930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48.84206" calcext:value-type="float">
            <text:p>48,84206</text:p>
          </table:table-cell>
          <table:table-cell office:value-type="float" office:value="2.252114" calcext:value-type="float">
            <text:p>2,252114</text:p>
          </table:table-cell>
        </table:table-row>
        <table:table-row table:style-name="ro1">
          <table:table-cell office:value-type="string" calcext:value-type="string">
            <text:p>SOCHAUX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2646" calcext:value-type="float">
            <text:p>1264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7.513432" calcext:value-type="float">
            <text:p>47,513432</text:p>
          </table:table-cell>
          <table:table-cell office:value-type="float" office:value="6.811176" calcext:value-type="float">
            <text:p>6,811176</text:p>
          </table:table-cell>
        </table:table-row>
        <table:table-row table:style-name="ro1">
          <table:table-cell office:value-type="string" calcext:value-type="string">
            <text:p>RENNES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3397" calcext:value-type="float">
            <text:p>23397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8.127379" calcext:value-type="float">
            <text:p>48,127379</text:p>
          </table:table-cell>
          <table:table-cell office:value-type="float" office:value="-1.729006" calcext:value-type="float">
            <text:p>-1,729006</text:p>
          </table:table-cell>
        </table:table-row>
        <table:table-row table:style-name="ro1">
          <table:table-cell office:value-type="string" calcext:value-type="string">
            <text:p>BORDEAUX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4281" calcext:value-type="float">
            <text:p>2428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44.878571" calcext:value-type="float">
            <text:p>44,878571</text:p>
          </table:table-cell>
          <table:table-cell office:value-type="string" calcext:value-type="string">
            <text:p>-0.660351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9880" calcext:value-type="float">
            <text:p>1988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3.583349" calcext:value-type="float">
            <text:p>43,583349</text:p>
          </table:table-cell>
          <table:table-cell office:value-type="float" office:value="1.434571" calcext:value-type="float">
            <text:p>1,434571</text:p>
          </table:table-cell>
        </table:table-row>
        <table:table-row table:style-name="ro1">
          <table:table-cell office:value-type="string" calcext:value-type="string">
            <text:p>AUXERRE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11295" calcext:value-type="float">
            <text:p>1129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7.786748" calcext:value-type="float">
            <text:p>47,786748</text:p>
          </table:table-cell>
          <table:table-cell office:value-type="float" office:value="3.589192" calcext:value-type="float">
            <text:p>3,589192</text:p>
          </table:table-cell>
        </table:table-row>
        <table:table-row table:style-name="ro1">
          <table:table-cell office:value-type="string" calcext:value-type="string">
            <text:p>ST-ETIENNE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25096" calcext:value-type="float">
            <text:p>25096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45.453589" calcext:value-type="float">
            <text:p>45,453589</text:p>
          </table:table-cell>
          <table:table-cell office:value-type="float" office:value="4.38866" calcext:value-type="float">
            <text:p>4,38866</text:p>
          </table:table-cell>
        </table:table-row>
        <table:table-row table:style-name="ro1">
          <table:table-cell office:value-type="string" calcext:value-type="string">
            <text:p>LORIENT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15633" calcext:value-type="float">
            <text:p>1563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7.748979" calcext:value-type="float">
            <text:p>47,748979</text:p>
          </table:table-cell>
          <table:table-cell office:value-type="string" calcext:value-type="string">
            <text:p>-3.381602</text:p>
          </table:table-cell>
        </table:table-row>
        <table:table-row table:style-name="ro1">
          <table:table-cell office:value-type="string" calcext:value-type="string">
            <text:p>VALENCIENNES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11663" calcext:value-type="float">
            <text:p>1166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0.348784" calcext:value-type="float">
            <text:p>50,348784</text:p>
          </table:table-cell>
          <table:table-cell office:value-type="float" office:value="3.527013" calcext:value-type="float">
            <text:p>3,527013</text:p>
          </table:table-cell>
        </table:table-row>
        <table:table-row table:style-name="ro1">
          <table:table-cell office:value-type="string" calcext:value-type="string">
            <text:p>NANCY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16188" calcext:value-type="float">
            <text:p>1618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8.695457" calcext:value-type="float">
            <text:p>48,695457</text:p>
          </table:table-cell>
          <table:table-cell office:value-type="float" office:value="6.210392" calcext:value-type="float">
            <text:p>6,210392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6482" calcext:value-type="float">
            <text:p>1648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43.613378" calcext:value-type="float">
            <text:p>43,613378</text:p>
          </table:table-cell>
          <table:table-cell office:value-type="float" office:value="3.937419" calcext:value-type="float">
            <text:p>3,937419</text:p>
          </table:table-cell>
        </table:table-row>
        <table:table-row table:style-name="ro1">
          <table:table-cell office:value-type="string" calcext:value-type="string">
            <text:p>CAEN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15992" calcext:value-type="float">
            <text:p>1599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49.180364" calcext:value-type="float">
            <text:p>49,180364</text:p>
          </table:table-cell>
          <table:table-cell office:value-type="float" office:value="-0.37286" calcext:value-type="float">
            <text:p>-0,37286</text:p>
          </table:table-cell>
        </table:table-row>
        <table:table-row table:style-name="ro1">
          <table:table-cell office:value-type="string" calcext:value-type="string">
            <text:p>BREST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13727" calcext:value-type="float">
            <text:p>13727</text:p>
          </table:table-cell>
          <table:table-cell office:value-type="float" office:value="23.5" calcext:value-type="float">
            <text:p>23,5</text:p>
          </table:table-cell>
          <table:table-cell table:number-columns-repeated="2"/>
          <table:table-cell office:value-type="float" office:value="48.390765" calcext:value-type="float">
            <text:p>48,390765</text:p>
          </table:table-cell>
          <table:table-cell office:value-type="float" office:value="4.443939" calcext:value-type="float">
            <text:p>4,443939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8454" calcext:value-type="float">
            <text:p>845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3.687304" calcext:value-type="float">
            <text:p>43,687304</text:p>
          </table:table-cell>
          <table:table-cell office:value-type="string" calcext:value-type="string">
            <text:p>-7.211103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6912" calcext:value-type="float">
            <text:p>6912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43.73761" calcext:value-type="float">
            <text:p>43,73761</text:p>
          </table:table-cell>
          <table:table-cell office:value-type="float" office:value="7.421046" calcext:value-type="float">
            <text:p>7,421046</text:p>
          </table:table-cell>
        </table:table-row>
        <table:table-row table:style-name="ro1">
          <table:table-cell office:value-type="string" calcext:value-type="string">
            <text:p>LENS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31456" calcext:value-type="float">
            <text:p>3145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0.432266" calcext:value-type="float">
            <text:p>50,432266</text:p>
          </table:table-cell>
          <table:table-cell office:value-type="float" office:value="2.822495" calcext:value-type="float">
            <text:p>2,822495</text:p>
          </table:table-cell>
        </table:table-row>
        <table:table-row table:style-name="ro1">
          <table:table-cell office:value-type="string" calcext:value-type="string">
            <text:p>ARLES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9207" calcext:value-type="float">
            <text:p>920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3.669195" calcext:value-type="float">
            <text:p>43,669195</text:p>
          </table:table-cell>
          <table:table-cell office:value-type="float" office:value="4.633911" calcext:value-type="float">
            <text:p>4,633911</text:p>
          </table:table-cell>
        </table:table-row>
      </table:table>
      <table:table table:name="11-12" table:style-name="ta1">
        <table:table-column table:style-name="co2" table:number-columns-repeated="10" table:default-cell-style-name="ce2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Club 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Joués </text:p>
          </table:table-cell>
          <table:table-cell table:style-name="ce1" office:value-type="string" calcext:value-type="string">
            <text:p>Gagnés</text:p>
          </table:table-cell>
          <table:table-cell table:style-name="ce1" office:value-type="string" calcext:value-type="string">
            <text:p>Nuls</text:p>
          </table:table-cell>
          <table:table-cell table:style-name="ce1" office:value-type="string" calcext:value-type="string">
            <text:p>Perdus</text:p>
          </table:table-cell>
          <table:table-cell table:style-name="ce1" office:value-type="string" calcext:value-type="string">
            <text:p>Buts Pour</text:p>
          </table:table-cell>
          <table:table-cell table:style-name="ce1" office:value-type="string" calcext:value-type="string">
            <text:p>Buts Contre</text:p>
          </table:table-cell>
          <table:table-cell table:style-name="ce3" office:value-type="string" calcext:value-type="string">
            <text:p>Affluence</text:p>
          </table:table-cell>
          <table:table-cell table:style-name="ce3" office:value-type="string" calcext:value-type="string">
            <text:p>Budget Club</text:p>
          </table:table-cell>
          <table:table-cell office:value-type="string" calcext:value-type="string">
            <text:p>Recette Sponsor</text:p>
          </table:table-cell>
          <table:table-cell office:value-type="string" calcext:value-type="string">
            <text:p>Fondé en </text:p>
          </table:table-cell>
          <table:table-cell office:value-type="string" calcext:value-type="string">
            <text:p>Lat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17699" calcext:value-type="float">
            <text:p>17699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43.613378" calcext:value-type="float">
            <text:p>43,613378</text:p>
          </table:table-cell>
          <table:table-cell office:value-type="float" office:value="3.937419" calcext:value-type="float">
            <text:p>3,937419</text:p>
          </table:table-cell>
        </table:table-row>
        <table:table-row table:style-name="ro1">
          <table:table-cell office:value-type="string" calcext:value-type="string">
            <text:p>PARIS-SG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43005" calcext:value-type="float">
            <text:p>43005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48.84206" calcext:value-type="float">
            <text:p>48,84206</text:p>
          </table:table-cell>
          <table:table-cell office:value-type="float" office:value="2.252114" calcext:value-type="float">
            <text:p>2,252114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16923" calcext:value-type="float">
            <text:p>16923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50.600353" calcext:value-type="float">
            <text:p>50,600353</text:p>
          </table:table-cell>
          <table:table-cell office:value-type="float" office:value="3.249539" calcext:value-type="float">
            <text:p>3,249539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33346" calcext:value-type="float">
            <text:p>33346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45.852987" calcext:value-type="float">
            <text:p>45,852987</text:p>
          </table:table-cell>
          <table:table-cell office:value-type="float" office:value="4.825953" calcext:value-type="float">
            <text:p>4,825953</text:p>
          </table:table-cell>
        </table:table-row>
        <table:table-row table:style-name="ro1">
          <table:table-cell office:value-type="string" calcext:value-type="string">
            <text:p>BORDEAUX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0713" calcext:value-type="float">
            <text:p>20713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44.878571" calcext:value-type="float">
            <text:p>44,878571</text:p>
          </table:table-cell>
          <table:table-cell office:value-type="string" calcext:value-type="string">
            <text:p>-0.660351</text:p>
          </table:table-cell>
        </table:table-row>
        <table:table-row table:style-name="ro1">
          <table:table-cell office:value-type="string" calcext:value-type="string">
            <text:p>RENNES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20665" calcext:value-type="float">
            <text:p>2066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48.127379" calcext:value-type="float">
            <text:p>48,127379</text:p>
          </table:table-cell>
          <table:table-cell office:value-type="float" office:value="-1.729006" calcext:value-type="float">
            <text:p>-1,729006</text:p>
          </table:table-cell>
        </table:table-row>
        <table:table-row table:style-name="ro1">
          <table:table-cell office:value-type="string" calcext:value-type="string">
            <text:p>ST-ETIENNE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1287" calcext:value-type="float">
            <text:p>21287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45.453589" calcext:value-type="float">
            <text:p>45,453589</text:p>
          </table:table-cell>
          <table:table-cell office:value-type="float" office:value="4.38866" calcext:value-type="float">
            <text:p>4,38866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1236" calcext:value-type="float">
            <text:p>2123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3.583349" calcext:value-type="float">
            <text:p>43,583349</text:p>
          </table:table-cell>
          <table:table-cell office:value-type="float" office:value="1.434571" calcext:value-type="float">
            <text:p>1,434571</text:p>
          </table:table-cell>
        </table:table-row>
        <table:table-row table:style-name="ro1">
          <table:table-cell office:value-type="string" calcext:value-type="string">
            <text:p>CROIX-SAVOIE/ EVIAN ??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1700" calcext:value-type="float">
            <text:p>1170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46.399295" calcext:value-type="float">
            <text:p>46,399295</text:p>
          </table:table-cell>
          <table:table-cell office:value-type="string" calcext:value-type="string">
            <text:p>-6.503869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0444" calcext:value-type="float">
            <text:p>40444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43.270996" calcext:value-type="float">
            <text:p>43,270996</text:p>
          </table:table-cell>
          <table:table-cell office:value-type="float" office:value="5.396997" calcext:value-type="float">
            <text:p>5,396997</text:p>
          </table:table-cell>
        </table:table-row>
        <table:table-row table:style-name="ro1">
          <table:table-cell office:value-type="string" calcext:value-type="string">
            <text:p>NANCY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15331" calcext:value-type="float">
            <text:p>1533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8.695457" calcext:value-type="float">
            <text:p>48,695457</text:p>
          </table:table-cell>
          <table:table-cell office:value-type="float" office:value="6.210392" calcext:value-type="float">
            <text:p>6,210392</text:p>
          </table:table-cell>
        </table:table-row>
        <table:table-row table:style-name="ro1">
          <table:table-cell office:value-type="string" calcext:value-type="string">
            <text:p>VALENCIENNES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373" calcext:value-type="float">
            <text:p>1537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0.348784" calcext:value-type="float">
            <text:p>50,348784</text:p>
          </table:table-cell>
          <table:table-cell office:value-type="float" office:value="3.527013" calcext:value-type="float">
            <text:p>3,527013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9245" calcext:value-type="float">
            <text:p>924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3.687304" calcext:value-type="float">
            <text:p>43,687304</text:p>
          </table:table-cell>
          <table:table-cell office:value-type="string" calcext:value-type="string">
            <text:p>-7.211103</text:p>
          </table:table-cell>
        </table:table-row>
        <table:table-row table:style-name="ro1">
          <table:table-cell office:value-type="string" calcext:value-type="string">
            <text:p>SOCHAUX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4023" calcext:value-type="float">
            <text:p>14023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7.513432" calcext:value-type="float">
            <text:p>47,513432</text:p>
          </table:table-cell>
          <table:table-cell office:value-type="float" office:value="6.811176" calcext:value-type="float">
            <text:p>6,811176</text:p>
          </table:table-cell>
        </table:table-row>
        <table:table-row table:style-name="ro1">
          <table:table-cell office:value-type="string" calcext:value-type="string">
            <text:p>BREST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13588" calcext:value-type="float">
            <text:p>1358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8.390765" calcext:value-type="float">
            <text:p>48,390765</text:p>
          </table:table-cell>
          <table:table-cell office:value-type="float" office:value="4.443939" calcext:value-type="float">
            <text:p>4,443939</text:p>
          </table:table-cell>
        </table:table-row>
        <table:table-row table:style-name="ro1">
          <table:table-cell office:value-type="string" calcext:value-type="string">
            <text:p>AC-AJACCIO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6474" calcext:value-type="float">
            <text:p>647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1.930836" calcext:value-type="float">
            <text:p>41,930836</text:p>
          </table:table-cell>
          <table:table-cell office:value-type="float" office:value="8.776995" calcext:value-type="float">
            <text:p>8,776995</text:p>
          </table:table-cell>
        </table:table-row>
        <table:table-row table:style-name="ro1">
          <table:table-cell office:value-type="string" calcext:value-type="string">
            <text:p>LORIENT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15539" calcext:value-type="float">
            <text:p>15539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7.748979" calcext:value-type="float">
            <text:p>47,748979</text:p>
          </table:table-cell>
          <table:table-cell office:value-type="string" calcext:value-type="string">
            <text:p>-3.381602</text:p>
          </table:table-cell>
        </table:table-row>
        <table:table-row table:style-name="ro1">
          <table:table-cell office:value-type="string" calcext:value-type="string">
            <text:p>CAEN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15249" calcext:value-type="float">
            <text:p>15249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9.180364" calcext:value-type="float">
            <text:p>49,180364</text:p>
          </table:table-cell>
          <table:table-cell office:value-type="float" office:value="-0.37286" calcext:value-type="float">
            <text:p>-0,37286</text:p>
          </table:table-cell>
        </table:table-row>
        <table:table-row table:style-name="ro1">
          <table:table-cell office:value-type="string" calcext:value-type="string">
            <text:p>DIJON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13596" calcext:value-type="float">
            <text:p>1359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7.303602" calcext:value-type="float">
            <text:p>47,303602</text:p>
          </table:table-cell>
          <table:table-cell office:value-type="float" office:value="5.038572" calcext:value-type="float">
            <text:p>5,038572</text:p>
          </table:table-cell>
        </table:table-row>
        <table:table-row table:style-name="ro1">
          <table:table-cell office:value-type="string" calcext:value-type="string">
            <text:p>AUXERRE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12312" calcext:value-type="float">
            <text:p>1231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7.786748" calcext:value-type="float">
            <text:p>47,786748</text:p>
          </table:table-cell>
          <table:table-cell office:value-type="float" office:value="3.589192" calcext:value-type="float">
            <text:p>3,589192</text:p>
          </table:table-cell>
        </table:table-row>
      </table:table>
      <table:table table:name="12-13" table:style-name="ta1">
        <table:table-column table:style-name="co2" table:number-columns-repeated="10" table:default-cell-style-name="ce2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Club 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Joués </text:p>
          </table:table-cell>
          <table:table-cell table:style-name="ce1" office:value-type="string" calcext:value-type="string">
            <text:p>Gagnés</text:p>
          </table:table-cell>
          <table:table-cell table:style-name="ce1" office:value-type="string" calcext:value-type="string">
            <text:p>Nuls</text:p>
          </table:table-cell>
          <table:table-cell table:style-name="ce1" office:value-type="string" calcext:value-type="string">
            <text:p>Perdus</text:p>
          </table:table-cell>
          <table:table-cell table:style-name="ce1" office:value-type="string" calcext:value-type="string">
            <text:p>Buts Pour</text:p>
          </table:table-cell>
          <table:table-cell table:style-name="ce1" office:value-type="string" calcext:value-type="string">
            <text:p>Buts Contre</text:p>
          </table:table-cell>
          <table:table-cell table:style-name="ce3" office:value-type="string" calcext:value-type="string">
            <text:p>Affluence</text:p>
          </table:table-cell>
          <table:table-cell table:style-name="ce3" office:value-type="string" calcext:value-type="string">
            <text:p>Budget Club</text:p>
          </table:table-cell>
          <table:table-cell office:value-type="string" calcext:value-type="string">
            <text:p>Recette Sponsor</text:p>
          </table:table-cell>
          <table:table-cell office:value-type="string" calcext:value-type="string">
            <text:p>Fondé en </text:p>
          </table:table-cell>
          <table:table-cell office:value-type="string" calcext:value-type="string">
            <text:p>Lat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PARIS-SG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43235" calcext:value-type="float">
            <text:p>4323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48.84206" calcext:value-type="float">
            <text:p>48,84206</text:p>
          </table:table-cell>
          <table:table-cell office:value-type="float" office:value="2.252114" calcext:value-type="float">
            <text:p>2,252114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3589" calcext:value-type="float">
            <text:p>33589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43.270996" calcext:value-type="float">
            <text:p>43,270996</text:p>
          </table:table-cell>
          <table:table-cell office:value-type="float" office:value="5.396997" calcext:value-type="float">
            <text:p>5,396997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32044" calcext:value-type="float">
            <text:p>32044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45.852987" calcext:value-type="float">
            <text:p>45,852987</text:p>
          </table:table-cell>
          <table:table-cell office:value-type="float" office:value="4.825953" calcext:value-type="float">
            <text:p>4,825953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10166" calcext:value-type="float">
            <text:p>1016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43.687304" calcext:value-type="float">
            <text:p>43,687304</text:p>
          </table:table-cell>
          <table:table-cell office:value-type="string" calcext:value-type="string">
            <text:p>-7.211103</text:p>
          </table:table-cell>
        </table:table-row>
        <table:table-row table:style-name="ro1">
          <table:table-cell office:value-type="string" calcext:value-type="string">
            <text:p>ST-ETIENNE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2971" calcext:value-type="float">
            <text:p>2297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5.453589" calcext:value-type="float">
            <text:p>45,453589</text:p>
          </table:table-cell>
          <table:table-cell office:value-type="float" office:value="4.38866" calcext:value-type="float">
            <text:p>4,38866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40773" calcext:value-type="float">
            <text:p>4077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.600353" calcext:value-type="float">
            <text:p>50,600353</text:p>
          </table:table-cell>
          <table:table-cell office:value-type="float" office:value="3.249539" calcext:value-type="float">
            <text:p>3,249539</text:p>
          </table:table-cell>
        </table:table-row>
        <table:table-row table:style-name="ro1">
          <table:table-cell office:value-type="string" calcext:value-type="string">
            <text:p>BORDEAUX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9410" calcext:value-type="float">
            <text:p>1941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44.878571" calcext:value-type="float">
            <text:p>44,878571</text:p>
          </table:table-cell>
          <table:table-cell office:value-type="string" calcext:value-type="string">
            <text:p>-0.660351</text:p>
          </table:table-cell>
        </table:table-row>
        <table:table-row table:style-name="ro1">
          <table:table-cell office:value-type="string" calcext:value-type="string">
            <text:p>LORIENT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15245" calcext:value-type="float">
            <text:p>1524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7.748979" calcext:value-type="float">
            <text:p>47,748979</text:p>
          </table:table-cell>
          <table:table-cell office:value-type="string" calcext:value-type="string">
            <text:p>-3.381602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17072" calcext:value-type="float">
            <text:p>17072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3.613378" calcext:value-type="float">
            <text:p>43,613378</text:p>
          </table:table-cell>
          <table:table-cell office:value-type="float" office:value="3.937419" calcext:value-type="float">
            <text:p>3,937419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7752" calcext:value-type="float">
            <text:p>1775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43.583349" calcext:value-type="float">
            <text:p>43,583349</text:p>
          </table:table-cell>
          <table:table-cell office:value-type="float" office:value="1.434571" calcext:value-type="float">
            <text:p>1,434571</text:p>
          </table:table-cell>
        </table:table-row>
        <table:table-row table:style-name="ro1">
          <table:table-cell office:value-type="string" calcext:value-type="string">
            <text:p>VALENCIENNES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15465" calcext:value-type="float">
            <text:p>1546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0.348784" calcext:value-type="float">
            <text:p>50,348784</text:p>
          </table:table-cell>
          <table:table-cell office:value-type="float" office:value="3.527013" calcext:value-type="float">
            <text:p>3,527013</text:p>
          </table:table-cell>
        </table:table-row>
        <table:table-row table:style-name="ro1">
          <table:table-cell office:value-type="string" calcext:value-type="string">
            <text:p>BASTIA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14051" calcext:value-type="float">
            <text:p>1405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2.652088" calcext:value-type="float">
            <text:p>42,652088</text:p>
          </table:table-cell>
          <table:table-cell office:value-type="float" office:value="9.44152" calcext:value-type="float">
            <text:p>9,44152</text:p>
          </table:table-cell>
        </table:table-row>
        <table:table-row table:style-name="ro1">
          <table:table-cell office:value-type="string" calcext:value-type="string">
            <text:p>RENNES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18472" calcext:value-type="float">
            <text:p>184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8.127379" calcext:value-type="float">
            <text:p>48,127379</text:p>
          </table:table-cell>
          <table:table-cell office:value-type="float" office:value="-1.729006" calcext:value-type="float">
            <text:p>-1,729006</text:p>
          </table:table-cell>
        </table:table-row>
        <table:table-row table:style-name="ro1">
          <table:table-cell office:value-type="string" calcext:value-type="string">
            <text:p>REIMS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15576" calcext:value-type="float">
            <text:p>1557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49.24638" calcext:value-type="float">
            <text:p>49,24638</text:p>
          </table:table-cell>
          <table:table-cell office:value-type="float" office:value="4.024962" calcext:value-type="float">
            <text:p>4,024962</text:p>
          </table:table-cell>
        </table:table-row>
        <table:table-row table:style-name="ro1">
          <table:table-cell office:value-type="string" calcext:value-type="string">
            <text:p>AC-AJACCIO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6757" calcext:value-type="float">
            <text:p>6757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1.930836" calcext:value-type="float">
            <text:p>41,930836</text:p>
          </table:table-cell>
          <table:table-cell office:value-type="float" office:value="8.776995" calcext:value-type="float">
            <text:p>8,776995</text:p>
          </table:table-cell>
        </table:table-row>
        <table:table-row table:style-name="ro1">
          <table:table-cell office:value-type="string" calcext:value-type="string">
            <text:p>SOCHAUX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13458" calcext:value-type="float">
            <text:p>1345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7.513432" calcext:value-type="float">
            <text:p>47,513432</text:p>
          </table:table-cell>
          <table:table-cell office:value-type="float" office:value="6.811176" calcext:value-type="float">
            <text:p>6,811176</text:p>
          </table:table-cell>
        </table:table-row>
        <table:table-row table:style-name="ro1">
          <table:table-cell office:value-type="string" calcext:value-type="string">
            <text:p>CROIX-SAVOIE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10213" calcext:value-type="float">
            <text:p>1021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46.399295" calcext:value-type="float">
            <text:p>46,399295</text:p>
          </table:table-cell>
          <table:table-cell office:value-type="string" calcext:value-type="string">
            <text:p>-6.503869</text:p>
          </table:table-cell>
        </table:table-row>
        <table:table-row table:style-name="ro1">
          <table:table-cell office:value-type="string" calcext:value-type="string">
            <text:p>NANCY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15602" calcext:value-type="float">
            <text:p>1560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8.695457" calcext:value-type="float">
            <text:p>48,695457</text:p>
          </table:table-cell>
          <table:table-cell office:value-type="float" office:value="6.210392" calcext:value-type="float">
            <text:p>6,210392</text:p>
          </table:table-cell>
        </table:table-row>
        <table:table-row table:style-name="ro1">
          <table:table-cell office:value-type="string" calcext:value-type="string">
            <text:p>TROYES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13888" calcext:value-type="float">
            <text:p>1388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48.307545" calcext:value-type="float">
            <text:p>48,307545</text:p>
          </table:table-cell>
          <table:table-cell office:value-type="float" office:value="4.097751" calcext:value-type="float">
            <text:p>4,097751</text:p>
          </table:table-cell>
        </table:table-row>
        <table:table-row table:style-name="ro1">
          <table:table-cell office:value-type="string" calcext:value-type="string">
            <text:p>BREST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12169" calcext:value-type="float">
            <text:p>1216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8.390765" calcext:value-type="float">
            <text:p>48,390765</text:p>
          </table:table-cell>
          <table:table-cell office:value-type="float" office:value="4.443939" calcext:value-type="float">
            <text:p>4,443939</text:p>
          </table:table-cell>
        </table:table-row>
      </table:table>
      <table:table table:name="13-14" table:style-name="ta1">
        <table:table-column table:style-name="co2" table:number-columns-repeated="10" table:default-cell-style-name="ce2"/>
        <table:table-column table:style-name="co1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Club 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Joués </text:p>
          </table:table-cell>
          <table:table-cell table:style-name="ce1" office:value-type="string" calcext:value-type="string">
            <text:p>Gagnés</text:p>
          </table:table-cell>
          <table:table-cell table:style-name="ce1" office:value-type="string" calcext:value-type="string">
            <text:p>Nuls</text:p>
          </table:table-cell>
          <table:table-cell table:style-name="ce1" office:value-type="string" calcext:value-type="string">
            <text:p>Perdus</text:p>
          </table:table-cell>
          <table:table-cell table:style-name="ce1" office:value-type="string" calcext:value-type="string">
            <text:p>Buts Pour</text:p>
          </table:table-cell>
          <table:table-cell table:style-name="ce1" office:value-type="string" calcext:value-type="string">
            <text:p>Buts Contre</text:p>
          </table:table-cell>
          <table:table-cell table:style-name="ce3" office:value-type="string" calcext:value-type="string">
            <text:p>Affluence</text:p>
          </table:table-cell>
          <table:table-cell table:style-name="Default" office:value-type="string" calcext:value-type="string">
            <text:p>Budget Club</text:p>
          </table:table-cell>
          <table:table-cell office:value-type="string" calcext:value-type="string">
            <text:p>Recette Sponsor</text:p>
          </table:table-cell>
          <table:table-cell office:value-type="string" calcext:value-type="string">
            <text:p>Fondé en </text:p>
          </table:table-cell>
          <table:table-cell office:value-type="string" calcext:value-type="string">
            <text:p>Lat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PARIS-SG</text:p>
          </table:table-cell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45420" calcext:value-type="float">
            <text:p>4542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48.84206" calcext:value-type="float">
            <text:p>48,84206</text:p>
          </table:table-cell>
          <table:table-cell office:value-type="float" office:value="2.252114" calcext:value-type="float">
            <text:p>2,252114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8906" calcext:value-type="float">
            <text:p>8906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43.73761" calcext:value-type="float">
            <text:p>43,73761</text:p>
          </table:table-cell>
          <table:table-cell office:value-type="float" office:value="7.421046" calcext:value-type="float">
            <text:p>7,421046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38662" calcext:value-type="float">
            <text:p>3866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0.600353" calcext:value-type="float">
            <text:p>50,600353</text:p>
          </table:table-cell>
          <table:table-cell office:value-type="float" office:value="3.249539" calcext:value-type="float">
            <text:p>3,249539</text:p>
          </table:table-cell>
        </table:table-row>
        <table:table-row table:style-name="ro1">
          <table:table-cell office:value-type="string" calcext:value-type="string">
            <text:p>ST-ETIENNE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30595" calcext:value-type="float">
            <text:p>3059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5.453589" calcext:value-type="float">
            <text:p>45,453589</text:p>
          </table:table-cell>
          <table:table-cell office:value-type="float" office:value="4.38866" calcext:value-type="float">
            <text:p>4,38866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34414" calcext:value-type="float">
            <text:p>34414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45.852987" calcext:value-type="float">
            <text:p>45,852987</text:p>
          </table:table-cell>
          <table:table-cell office:value-type="float" office:value="4.825953" calcext:value-type="float">
            <text:p>4,825953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38129" calcext:value-type="float">
            <text:p>38129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43.270996" calcext:value-type="float">
            <text:p>43,270996</text:p>
          </table:table-cell>
          <table:table-cell office:value-type="float" office:value="5.396997" calcext:value-type="float">
            <text:p>5,396997</text:p>
          </table:table-cell>
        </table:table-row>
        <table:table-row table:style-name="ro1">
          <table:table-cell office:value-type="string" calcext:value-type="string">
            <text:p>BORDEAUX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18833" calcext:value-type="float">
            <text:p>18833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44.878571" calcext:value-type="float">
            <text:p>44,878571</text:p>
          </table:table-cell>
          <table:table-cell office:value-type="string" calcext:value-type="string">
            <text:p>-0.660351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8169" calcext:value-type="float">
            <text:p>28169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7.261031" calcext:value-type="float">
            <text:p>47,261031</text:p>
          </table:table-cell>
          <table:table-cell office:value-type="float" office:value="-1.541183" calcext:value-type="float">
            <text:p>-1,541183</text:p>
          </table:table-cell>
        </table:table-row>
        <table:table-row table:style-name="ro1">
          <table:table-cell office:value-type="string" calcext:value-type="string">
            <text:p>LORIENT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15160" calcext:value-type="float">
            <text:p>1516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47.748979" calcext:value-type="float">
            <text:p>47,748979</text:p>
          </table:table-cell>
          <table:table-cell office:value-type="string" calcext:value-type="string">
            <text:p>-3.381602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14993" calcext:value-type="float">
            <text:p>1499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3.583349" calcext:value-type="float">
            <text:p>43,583349</text:p>
          </table:table-cell>
          <table:table-cell office:value-type="float" office:value="1.434571" calcext:value-type="float">
            <text:p>1,434571</text:p>
          </table:table-cell>
        </table:table-row>
        <table:table-row table:style-name="ro1">
          <table:table-cell office:value-type="string" calcext:value-type="string">
            <text:p>REIMS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15558" calcext:value-type="float">
            <text:p>1555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.24638" calcext:value-type="float">
            <text:p>49,24638</text:p>
          </table:table-cell>
          <table:table-cell office:value-type="float" office:value="4.024962" calcext:value-type="float">
            <text:p>4,024962</text:p>
          </table:table-cell>
        </table:table-row>
        <table:table-row table:style-name="ro1">
          <table:table-cell office:value-type="string" calcext:value-type="string">
            <text:p>RENNES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9523" calcext:value-type="float">
            <text:p>1952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8.127379" calcext:value-type="float">
            <text:p>48,127379</text:p>
          </table:table-cell>
          <table:table-cell office:value-type="float" office:value="-1.729006" calcext:value-type="float">
            <text:p>-1,729006</text:p>
          </table:table-cell>
        </table:table-row>
        <table:table-row table:style-name="ro1">
          <table:table-cell office:value-type="string" calcext:value-type="string">
            <text:p>BASTIA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13647" calcext:value-type="float">
            <text:p>13647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42.652088" calcext:value-type="float">
            <text:p>42,652088</text:p>
          </table:table-cell>
          <table:table-cell office:value-type="float" office:value="9.44152" calcext:value-type="float">
            <text:p>9,44152</text:p>
          </table:table-cell>
        </table:table-row>
        <table:table-row table:style-name="ro1">
          <table:table-cell office:value-type="string" calcext:value-type="string">
            <text:p>CROIX-SAVOIE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0919" calcext:value-type="float">
            <text:p>10919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46.399295" calcext:value-type="float">
            <text:p>46,399295</text:p>
          </table:table-cell>
          <table:table-cell office:value-type="string" calcext:value-type="string">
            <text:p>-6.503869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14679" calcext:value-type="float">
            <text:p>1467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3.613378" calcext:value-type="float">
            <text:p>43,613378</text:p>
          </table:table-cell>
          <table:table-cell office:value-type="float" office:value="3.937419" calcext:value-type="float">
            <text:p>3,937419</text:p>
          </table:table-cell>
        </table:table-row>
        <table:table-row table:style-name="ro1">
          <table:table-cell office:value-type="string" calcext:value-type="string">
            <text:p>GUINGAMP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15001" calcext:value-type="float">
            <text:p>1500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48.556863" calcext:value-type="float">
            <text:p>48,556863</text:p>
          </table:table-cell>
          <table:table-cell office:value-type="string" calcext:value-type="string">
            <text:p>-3.143348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4186" calcext:value-type="float">
            <text:p>2418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3.687304" calcext:value-type="float">
            <text:p>43,687304</text:p>
          </table:table-cell>
          <table:table-cell office:value-type="string" calcext:value-type="string">
            <text:p>-7.211103</text:p>
          </table:table-cell>
        </table:table-row>
        <table:table-row table:style-name="ro1">
          <table:table-cell office:value-type="string" calcext:value-type="string">
            <text:p>SOCHAUX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14388" calcext:value-type="float">
            <text:p>1438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7.513432" calcext:value-type="float">
            <text:p>47,513432</text:p>
          </table:table-cell>
          <table:table-cell office:value-type="float" office:value="6.811176" calcext:value-type="float">
            <text:p>6,811176</text:p>
          </table:table-cell>
        </table:table-row>
        <table:table-row table:style-name="ro1">
          <table:table-cell office:value-type="string" calcext:value-type="string">
            <text:p>VALENCIENNES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14364" calcext:value-type="float">
            <text:p>1436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0.348784" calcext:value-type="float">
            <text:p>50,348784</text:p>
          </table:table-cell>
          <table:table-cell office:value-type="float" office:value="3.527013" calcext:value-type="float">
            <text:p>3,527013</text:p>
          </table:table-cell>
        </table:table-row>
        <table:table-row table:style-name="ro1">
          <table:table-cell office:value-type="string" calcext:value-type="string">
            <text:p>AC-AJACCIO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6297" calcext:value-type="float">
            <text:p>629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1.930836" calcext:value-type="float">
            <text:p>41,930836</text:p>
          </table:table-cell>
          <table:table-cell office:value-type="float" office:value="8.776995" calcext:value-type="float">
            <text:p>8,7769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Grande" svg:font-family="LucidaGrande"/>
    <style:font-face style:name="F" svg:font-family="" style:font-family-generic="roman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 style:data-style-name="N2" text:time-value="15:22:24.43461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5:08:33.742949000</meta:creation-date>
    <dc:date>2015-02-17T17:03:49.717421000</dc:date>
    <meta:editing-duration>PT1H39M9S</meta:editing-duration>
    <meta:editing-cycles>69</meta:editing-cycles>
    <meta:generator>LibreOffice/4.2.8.2$MacOSX_x86 LibreOffice_project/48d50dbfc06349262c9d50868e5c1f630a573ebd</meta:generator>
    <meta:document-statistic meta:table-count="6" meta:cell-count="1459" meta:object-count="0"/>
  </office:meta>
</office:document-meta>
</file>